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7cm" style:rel-width="100%" table:align="left"/>
    </style:style>
    <style:style style:name="Tabela1.A" style:family="table-column">
      <style:table-column-properties style:column-width="0.848cm" style:rel-column-width="3269*"/>
    </style:style>
    <style:style style:name="Tabela1.B" style:family="table-column">
      <style:table-column-properties style:column-width="16.152cm" style:rel-column-width="62265*"/>
    </style:style>
    <style:style style:name="Tabela1.A1" style:family="table-cell">
      <style:table-cell-properties fo:padding="0.049cm" fo:border="none"/>
    </style:style>
    <style:style style:name="P1" style:family="paragraph" style:parent-style-name="Preformatted_20_Text">
      <style:paragraph-properties fo:margin-top="0cm" fo:margin-bottom="0.499cm" loext:contextual-spacing="false"/>
    </style:style>
    <style:style style:name="P2" style:family="paragraph" style:parent-style-name="Table_20_Contents">
      <style:paragraph-properties fo:margin-top="0cm" fo:margin-bottom="0.499cm" loext:contextual-spacing="false" fo:text-align="start" style:justify-single-word="false"/>
    </style:style>
    <style:style style:name="P3" style:family="paragraph" style:parent-style-name="Table_20_Contents">
      <style:paragraph-properties fo:text-align="start" style:justify-single-word="false"/>
    </style:style>
    <style:style style:name="P4" style:family="paragraph" style:parent-style-name="Text_20_body">
      <style:text-properties officeooo:rsid="000a675d" officeooo:paragraph-rsid="000a675d"/>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text-properties fo:font-size="16pt" fo:font-weight="bold" style:font-weight-asian="bold" style:font-weight-complex="bold"/>
    </style:style>
    <style:style style:name="P7" style:family="paragraph" style:parent-style-name="Text_20_body">
      <style:paragraph-properties fo:break-before="page"/>
      <style:text-properties fo:font-weight="bold" style:font-weight-asian="bold" style:font-weight-complex="bold"/>
    </style:style>
    <style:style style:name="T1" style:family="text">
      <style:text-properties fo:font-weight="bold"/>
    </style:style>
    <style:style style:name="T2" style:family="text">
      <style:text-properties fo:font-style="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stes de regressão</text:p>
      <text:p text:style-name="Text_20_body"><text:bookmark text:name="AEN27671"/><text:bookmark text:name="AEN27673"/>Os testes de regressão compõem um conjunto detalhado de testes da implementação da linguagem SQL no PostgreSQL. São testadas as operações SQL padrão, assim como as funcionalidades estendidas do PostgreSQL.</text:p>
      <text:p text:style-name="P4"><text:a xlink:type="simple" xlink:href="http://pgdocptbr.sourceforge.net/pg80/regress.html" text:style-name="Internet_20_link" text:visited-style-name="Visited_20_Internet_20_Link">http://pgdocptbr.sourceforge.net/pg80/regress.html</text:a> </text:p>
      <text:p text:style-name="P5"/>
      <text:p text:style-name="P5">1. Execução dos testes</text:p>
      <text:p text:style-name="Text_20_body">Os testes de regressão podem ser executados em um servidor já instalado e em funcionamento, ou utilizando uma instalação temporária dentro da árvore de construção. Além disso, existem os modos "paralelo" e "seqüencial" para execução dos testes. O modo seqüencial executa cada um dos scripts de teste por vez, enquanto o modo paralelo inicia vários processos servidor para executar grupos de teste em paralelo. Os testes em paralelo dão a confiança de que a comunicação entre processos e os bloqueios estão funcionando de forma correta. Por motivos históricos, os testes seqüenciais são geralmente executados em uma instalação existente, e o modo paralelo em uma instalação temporária, mas não há motivo técnico para ser feito assim.</text:p>
      <text:p text:style-name="Text_20_body">Para executar os testes de regressão após construir, mas antes de instalar, deve ser digitado</text:p>
      <text:p text:style-name="P1"><text:span text:style-name="User_20_Entry">gmake check</text:span></text:p>
      <text:p text:style-name="Text_20_body">no diretório de nível mais alto (Ou o diretório <text:span text:style-name="Teletype">src/test/regress</text:span> pode ser tornado o diretório corrente e o comando executado neste diretório). Primeiro serão construídos vários arquivos auxiliares, como algumas funções de gatilho de exemplo definidas pelo usuário e, depois, executado o script condutor do teste. Ao final deve ser visto algo parecido com</text:p>
      <text:p text:style-name="Preformatted_20_Text"><text:span text:style-name="Example">======================</text:span></text:p>
      <text:p text:style-name="Preformatted_20_Text"><text:span text:style-name="Example"><text:s/>All 96 tests passed.</text:span></text:p>
      <text:p text:style-name="P1"><text:span text:style-name="Example">======================</text:span></text:p>
      <text:p text:style-name="Text_20_body">ou, senão, uma nota sobre quais testes falharam. Deve ser vista a <text:a xlink:type="simple" xlink:href="http://pgdocptbr.sourceforge.net/pg80/regress-evaluation.html" text:style-name="Internet_20_link" text:visited-style-name="Visited_20_Internet_20_Link">Seção 2</text:a> abaixo antes de assumir que "failure" representa um problema sério.</text:p>
      <text:p text:style-name="Text_20_body">Uma vez que este método executa um servidor temporário, não funciona quando se está logado como o usuário root (uma vez que o servidor não inicializa sob o root). Se foi feita a construção como root, não será necessário começar tudo novamente. Em vez disto, deve ser feito com que o diretório do teste de regressão possa ser escrito por algum outro usuário, se conectar como este usuário, e recomeçar os testes. Por exemplo:</text:p>
      <text:p text:style-name="Preformatted_20_Text"><text:span text:style-name="Example">root#</text:span> <text:span text:style-name="User_20_Entry">chmod -R a+w src/test/regress</text:span></text:p>
      <text:p text:style-name="Preformatted_20_Text"><text:span text:style-name="Example">root#</text:span> <text:span text:style-name="User_20_Entry">chmod -R a+w contrib/spi</text:span></text:p>
      <text:p text:style-name="Preformatted_20_Text"><text:span text:style-name="Example">root#</text:span> <text:span text:style-name="User_20_Entry">su - joeuser</text:span></text:p>
      <text:p text:style-name="Preformatted_20_Text"><text:span text:style-name="Example">joeuser$</text:span> <text:span text:style-name="User_20_Entry">cd diretório_de_construção_de_nível_mais_alto</text:span></text:p>
      <text:p text:style-name="P1"><text:span text:style-name="Example">joeuser$</text:span> <text:span text:style-name="User_20_Entry">gmake check</text:span></text:p>
      <text:p text:style-name="Text_20_body">(O único "risco de segurança" possível neste caso é a possibilidade de outro usuário alterar os resultados do teste de regressão sem que se saiba. Use o bom senso ao gerenciar permissões para usuários).</text:p>
      <text:p text:style-name="Text_20_body"><text:soft-page-break/>Como alternativa, os testes podem ser executados após a instalação.</text:p>
      <text:p text:style-name="Text_20_body">Se o PostgreSQL for configurado para ser instalado em um local onde existe uma instalação mais antiga do PostgreSQL, e for executado gmake check antes de instalar a nova versão, pode ser que os testes falhem devido aos novos programas tentarem utilizar as bibliotecas compartilhadas já instaladas (O sintoma típico é a reclamação sobre símbolos não definidos). Se for desejado executar os testes antes de sobrescrever a instalação antiga, será necessário fazer a construção utilizando configure --disable-rpath. Entretanto, não se recomenda que esta opção seja utilizada na instalação final.</text:p>
      <text:p text:style-name="Text_20_body">O teste de regressão paralelo inicia alguns processos sob o ID do usuário. Atualmente, a simultaneidade máxima são vinte scripts de teste em paralelo, o que significa sessenta processos: para cada script de teste existe um processo servidor, o psql e, geralmente, o processo ancestral do interpretador de comandos que chamou o psql. Portanto, se o sistema impõe limite para o número de processos por usuário, certifique-se que este limite é de setenta e cinco ou mais, senão podem acontecer falhas aleatórias no teste paralelo. Se não houver condição de aumentar este limite, pode ser diminuído o grau de paralelismo definindo o parâmetro MAX_CONNECTIONS. Por exemplo,</text:p>
      <text:p text:style-name="P1"><text:span text:style-name="User_20_Entry">gmake MAX_CONNECTIONS=10 check</text:span></text:p>
      <text:p text:style-name="Text_20_body">não executa mais de dez testes ao mesmo tempo.</text:p>
      <text:p text:style-name="Text_20_body">Em alguns sistemas o interpretador de comandos padrão compatível com o Bourne (<text:span text:style-name="Teletype">/bin/sh</text:span>) se confunde ao gerenciar tantos processos descendentes em paralelo, podendo fazer com que o teste paralelo trave ou falhe. Neste caso, deve ser especificado na linha de comandos um interpretador de comandos compatível com o Bourne diferente como, por exemplo:</text:p>
      <text:p text:style-name="P1"><text:span text:style-name="User_20_Entry">gmake SHELL=/bin/ksh check</text:span></text:p>
      <text:p text:style-name="Text_20_body">Se não estiver disponível nenhum interpretador de comandos que não apresente este problema, então este problema poderá ser contornado limitando o número de conexões, conforme mostrado acima.</text:p>
      <text:p text:style-name="Text_20_body">Para executar os testes após a instalação (consulte o <text:a xlink:type="simple" xlink:href="http://pgdocptbr.sourceforge.net/pg80/installation.html" text:style-name="Internet_20_link" text:visited-style-name="Visited_20_Internet_20_Link">Capítulo 14</text:a>), deve ser inicializada a área de dados e ativado o servidor e depois, conforme explicado no <text:a xlink:type="simple" xlink:href="http://pgdocptbr.sourceforge.net/pg80/runtime.html" text:style-name="Internet_20_link" text:visited-style-name="Visited_20_Internet_20_Link">Capítulo 16</text:a>, deve ser digitado:</text:p>
      <text:p text:style-name="P1"><text:span text:style-name="User_20_Entry">gmake installcheck</text:span></text:p>
      <text:p text:style-name="Text_20_body">ou para o teste em paralelo</text:p>
      <text:p text:style-name="P1"><text:span text:style-name="User_20_Entry">gmake installcheck-parallel</text:span></text:p>
      <text:p text:style-name="Text_20_body">Os testes esperam fazer contato com o servidor no hospedeiro local no número de porta padrão, a menos que esteja especificado o contrário nas variáveis de ambiente PGHOST e PGPORT.</text:p>
      <text:p text:style-name="Standard"/>
      <text:p text:style-name="Standard"/>
      <text:p text:style-name="P5">2. Avaliação dos testes</text:p>
      <text:p text:style-name="Text_20_body">Algumas instalações do PostgreSQL, devidamente instaladas e inteiramente funcionais, podem "falhar" em alguns testes de regressão por causa de algumas particularidades específicas da plataforma, como a representação diferente do ponto flutuante ou do suporte à zona horária. <text:soft-page-break/>Atualmente a avaliação dos testes é feita simplesmente usando o programa diff, para comparar os resultados obtidos pelos testes com os resultados produzidos no sistema de referência e, portanto, os testes são sensíveis a pequenas diferenças entre sistemas. Quando for relatado que o teste "falhou", sempre deve ser examinada a diferença entre o resultado esperado e o resultado obtido; pode-se descobrir que as diferenças não são significativas. Ainda assim, são feitos esforços para manter os arquivos de referência idênticos entre todas as plataformas suportadas, portanto deve-se esperar que todos os testes seajm bem-sucedidos.</text:p>
      <text:p text:style-name="Text_20_body">As saídas produzidas pelos testes de regressão ficam nos arquivos do diretório <text:span text:style-name="Teletype">src/test/regress/results</text:span>. Os scripts dos testes utilizam o programa diff para comparar cada arquivo de saída produzido com a saída de referência armazenada no diretório <text:span text:style-name="Teletype">src/test/regress/expected</text:span>. Todas as diferenças são salvas em <text:span text:style-name="Teletype">src/test/regress/regression.diffs</text:span> para poderem ser inspecionadas (ou pode ser executado o programa diff diretamente, se for preferido).</text:p>
      <text:p text:style-name="P5"/>
      <text:p text:style-name="P5">2.1. Diferenças nas mensagens de erro</text:p>
      <text:p text:style-name="Text_20_body">Alguns testes de regressão envolvem, intencionalmente, valores de entrada inválidos. As mensagens de erro podem ser originadas pelo código do PostgreSQL, ou pelas rotinas do sistema da plataforma hospedeira. No último caso, as mensagens podem variar entre plataformas, mas devem conter informações semelhantes. Estas diferenças nas mensagens resultam em testes de regressão que "falham", mas que podem ser validados por inspeção.</text:p>
      <text:p text:style-name="P5"/>
      <text:p text:style-name="P5">2.2. Diferenças no idioma</text:p>
      <text:p text:style-name="Text_20_body">Se os testes forem executados em um servidor já instalado, que foi inicializado com o idioma da ordem de intercalação (<text:span text:style-name="T2">collation-order</text:span>) <text:a xlink:type="simple" xlink:href="http://pgdocptbr.sourceforge.net/pg80/regress-evaluation.html#FTN.AEN27757" office:name="AEN27757" text:style-name="Internet_20_link" text:visited-style-name="Visited_20_Internet_20_Link">[1]</text:a> <text:a xlink:type="simple" xlink:href="http://pgdocptbr.sourceforge.net/pg80/regress-evaluation.html#FTN.AEN27762" office:name="AEN27762" text:style-name="Internet_20_link" text:visited-style-name="Visited_20_Internet_20_Link">[2]</text:a> <text:a xlink:type="simple" xlink:href="http://pgdocptbr.sourceforge.net/pg80/regress-evaluation.html#FTN.AEN27768" office:name="AEN27768" text:style-name="Internet_20_link" text:visited-style-name="Visited_20_Internet_20_Link">[3]</text:a> <text:a xlink:type="simple" xlink:href="http://pgdocptbr.sourceforge.net/pg80/regress-evaluation.html#FTN.AEN27772" office:name="AEN27772" text:style-name="Internet_20_link" text:visited-style-name="Visited_20_Internet_20_Link">[4]</text:a> diferente de C, então poderão haver diferenças por causa da ordem de classificação e falhas de continuação. O conjunto de testes de regressão é configurado para tratar este problema mediante arquivos de resultado alternativos, que juntos podem tratar um grande número de idiomas. Por exemplo, para o teste char o arquivo esperado <text:span text:style-name="Teletype">char.out</text:span> trata os idiomas <text:span text:style-name="acronym">C</text:span> e <text:span text:style-name="acronym">POSIX</text:span>, e o arquivo <text:span text:style-name="Teletype">char_1.out</text:span> trata vários outros idiomas. O condutor do teste de regressão pega, automaticamente, o melhor arquivo para fazer a comparação quando verifica se foi bem-sucedido, e para computar as diferenças da falha (Isto significa que os testes de regressão não conseguem detectar se os resultados são apropriados para o idioma configurado. Os testes simplesmente pegam o arquivo de resultado que melhor se adequar).</text:p>
      <text:p text:style-name="Text_20_body">Se por alguma razão os arquivos esperados existentes não incluírem algum idioma, é possível adicionar um novo arquivo. O esquema de nomes é nomedoteste_dígito.out. O dígito utilizado não tem importância. Lembre-se que o condutor do teste de regressão considera todos os arquivos deste tipo como sendo resultados de teste igualmente válidos. Se os resultados do teste forem específicos para alguma plataforma, em vez dessa abordagem deve ser utilizada a técnica descrita na <text:a xlink:type="simple" xlink:href="http://pgdocptbr.sourceforge.net/pg80/regress-platform.html" text:style-name="Internet_20_link" text:visited-style-name="Visited_20_Internet_20_Link">Seção 26.3</text:a>.</text:p>
      <text:p text:style-name="P5"/>
      <text:p text:style-name="P7">2.3. Diferenças na data e hora</text:p>
      <text:p text:style-name="Text_20_body">Umas poucas consultas do teste <text:span text:style-name="Teletype">horology</text:span> <text:a xlink:type="simple" xlink:href="http://pgdocptbr.sourceforge.net/pg80/regress-evaluation.html#FTN.AEN27791" office:name="AEN27791" text:style-name="Internet_20_link" text:visited-style-name="Visited_20_Internet_20_Link">[5]</text:a> falham se forem executadas no dia de início ou de fim do horário de verão, ou no dia seguinte aos mesmos. Estas consultas esperam que os intervalos entre a meia-noite do dia anterior, a meia noite do dia, e a meia-noite do dia seguinte, sejam de exatamente vinte e quatro horas — o que não acontece se o início ou o fim do horário de verão ocorrer neste intervalo.</text:p>
      <text:p text:style-name="Quotations"><text:span text:style-name="T1">Nota:</text:span> Uma vez que são utilizadas as regras de horário de verão (<text:span text:style-name="T2">daylight-saving time</text:span>) dos EUA, este problema sempre ocorre no primeiro domingo de abril, no último domingo de outubro, e nas segundas-feiras seguintes, não importando quando o horário de verão começa ou termina onde se vive. Deve ser observado, também, que este problema aparece ou desaparece à meia-noite do Horário do Pacífico (UTC-7 ou UTC-8), e não à meia-noite do horário local. Portanto, a falha pode ocorrer no sábado ou durar até terça-feira dependendo de onde se vive.</text:p>
      <text:p text:style-name="Text_20_body">A maior parte dos resultados de data e hora são dependentes da zona horária do ambiente. Os arquivos de referência são gerados para a zona horária PST8PDT (Berkeley, Califórnia), havendo falhas aparentes se os testes não forem executados com esta definição de zona horária. O condutor do teste de regressão define a variável de ambiente PGTZ como PST8PDT, o que normalmente garante resultados apropriados.</text:p>
      <text:p text:style-name="P5"/>
      <text:p text:style-name="P5">2.4. Diferenças no ponto flutuante</text:p>
      <text:p text:style-name="Text_20_body">Alguns testes incluem cálculos com números de ponto flutuante de 64 bits (double precision) a partir de colunas das tabelas. Foram observadas diferenças nos resultados quando estão envolvidas funções matemáticas aplicadas a colunas do tipo double precision. Os testes float8 e geometry são particularmente propensos a apresentar pequenas diferenças entre plataformas, ou devido a opções diferentes de otimização do compilador. São necessárias comparações utilizando o olho humano para determinar se estas diferenças, que geralmente estão dez casas à direita do ponto decimal, são significativas.</text:p>
      <text:p text:style-name="Text_20_body">Alguns sistemas mostram menos zero como -0, enquanto outros mostram simplesmente 0.</text:p>
      <text:p text:style-name="Text_20_body">Alguns sistemas sinalizam erros das funções pow() e exp() de forma diferente da esperada pelo código corrente do PostgreSQL.</text:p>
      <text:p text:style-name="P5"/>
      <text:p text:style-name="P5">2.5. Diferenças na ordem das linhas</text:p>
      <text:p text:style-name="Text_20_body">Podem ser encontradas diferenças onde as mesmas linhas são mostradas em uma ordem diferente da que aparece no arquivo de comparação. Na maior parte das vezes isto não é, a rigor, um erro. Os scripts de teste de regressão, em sua maioria, não são tão refinados a ponto de utilizar a cláusula ORDER BY em todos os comandos SELECT e, portanto, a ordem das linhas do resultado não é bem definida, de acordo com o texto de especificação do padrão SQL. Na prática, uma vez que se está examinando as mesmas consultas sendo executadas nos mesmos dados pelo mesmo programa, geralmente são obtidos resultados na mesma ordem em todas as plataformas e, por isso, a ausência do ORDER BY não se torna um problema. Entretanto, algumas consultas apresentam diferenças na <text:soft-page-break/>ordem das linhas entre plataformas (Diferenças na ordem das linhas também podem ser ocasionadas pela definição de um idioma diferente de C).</text:p>
      <text:p text:style-name="Text_20_body">Portanto, se houver diferença na ordem das linhas isto não é algo com que devamos nos preocupar, a menos que a consulta possua uma cláusula ORDER BY que esteja sendo violada. Mas, por favor, informe de qualquer forma para que possamos adicionar a cláusula ORDER BY a esta consulta em particular e, com isso, eliminar a falsa "falha" nas próximas versões.</text:p>
      <text:p text:style-name="Text_20_body">Deve-se estar querendo saber porque não se ordena explicitamente todas as consultas dos testes de regressão imediatamente, para acabar com este problema de uma vez e para sempre. A razão é que isto torna os testes de regressão menos úteis, e não mais úteis, porque vão tender a utilizar tipos de plano de consulta que produzem resultados ordenados, prejudicando os planos que não o fazem.</text:p>
      <text:p text:style-name="P5"/>
      <text:p text:style-name="P5">2.6. O teste "random"</text:p>
      <text:p text:style-name="Text_20_body">O script do teste random tem por objetivo produzir resultados aleatórios. Raramente isto faz com que o teste de regressão random falhe. Ao ser digitado</text:p>
      <text:p text:style-name="P1">diff results/random.out expected/random.out</text:p>
      <text:p text:style-name="Text_20_body">deve ser produzida somente uma, ou umas poucas linhas diferentes. Não é necessário se preocupar com isto, a menos que o teste falhe repetidamente.</text:p>
      <text:h text:style-name="Heading_20_3" text:outline-level="3">Notas</text:h>
      <table:table table:name="Tabela1" table:style-name="Tabela1">
        <table:table-column table:style-name="Tabela1.A"/>
        <table:table-column table:style-name="Tabela1.B"/>
        <table:table-row>
          <table:table-cell table:style-name="Tabela1.A1" office:value-type="string">
            <text:p text:style-name="P3"><text:a xlink:type="simple" xlink:href="http://pgdocptbr.sourceforge.net/pg80/regress-evaluation.html#AEN27757" office:name="FTN.AEN27757" text:style-name="Internet_20_link" text:visited-style-name="Visited_20_Internet_20_Link">[1]</text:a> </text:p>
          </table:table-cell>
          <table:table-cell table:style-name="Tabela1.A1" office:value-type="string">
            <text:p text:style-name="P2"><text:span text:style-name="T2">collation</text:span>; <text:span text:style-name="T2">collating sequence</text:span> — Um método para comparar duas cadeias de caracteres comparáveis. Todo conjunto de caracteres possui seu <text:span text:style-name="T2">collation</text:span> padrão. (Second Informal Review Draft) ISO/IEC 9075:1992, Database Language SQL- July 30, 1992. (N. do T.)</text:p>
          </table:table-cell>
        </table:table-row>
        <table:table-row>
          <table:table-cell table:style-name="Tabela1.A1" office:value-type="string">
            <text:p text:style-name="P3"><text:a xlink:type="simple" xlink:href="http://pgdocptbr.sourceforge.net/pg80/regress-evaluation.html#AEN27762" office:name="FTN.AEN27762" text:style-name="Internet_20_link" text:visited-style-name="Visited_20_Internet_20_Link">[2]</text:a> </text:p>
          </table:table-cell>
          <table:table-cell table:style-name="Tabela1.A1" office:value-type="string">
            <text:p text:style-name="P2">SQL Server — <text:span text:style-name="T2">intercalação</text:span> (<text:span text:style-name="T2">collation</text:span>) — é um conjunto de regras que determina como os dados são comparados, ordenados e apresentados. Os dados caractere são classificados de acordo com a informação de intercalação, que inclui o idioma, a ordem de classificação e a diferenciação de letras minúsculas e maiúsculas. <text:a xlink:type="simple" xlink:href="http://msdn2.microsoft.com/en-us/library/ms165911.aspx" office:target-frame-name="_top" xlink:show="replace" text:style-name="Internet_20_link" text:visited-style-name="Visited_20_Internet_20_Link">SQL Server 2005 Books Online — Glossary of Terms</text:a> (N. do T.)</text:p>
          </table:table-cell>
        </table:table-row>
        <table:table-row>
          <table:table-cell table:style-name="Tabela1.A1" office:value-type="string">
            <text:p text:style-name="P3"><text:a xlink:type="simple" xlink:href="http://pgdocptbr.sourceforge.net/pg80/regress-evaluation.html#AEN27768" office:name="FTN.AEN27768" text:style-name="Internet_20_link" text:visited-style-name="Visited_20_Internet_20_Link">[3]</text:a> </text:p>
          </table:table-cell>
          <table:table-cell table:style-name="Tabela1.A1" office:value-type="string">
            <text:p text:style-name="P2"><text:span text:style-name="T2">collation</text:span> é uma classificação apropriada para o idioma. <text:a xlink:type="simple" xlink:href="http://msdn.microsoft.com/library/en-us/intl/nls_Collation.asp?frame=true" office:target-frame-name="_top" xlink:show="replace" text:style-name="Internet_20_link" text:visited-style-name="Visited_20_Internet_20_Link">Collation</text:a> (N. do T.)</text:p>
          </table:table-cell>
        </table:table-row>
        <table:table-row>
          <table:table-cell table:style-name="Tabela1.A1" office:value-type="string">
            <text:p text:style-name="P3"><text:a xlink:type="simple" xlink:href="http://pgdocptbr.sourceforge.net/pg80/regress-evaluation.html#AEN27772" office:name="FTN.AEN27772" text:style-name="Internet_20_link" text:visited-style-name="Visited_20_Internet_20_Link">[4]</text:a> </text:p>
          </table:table-cell>
          <table:table-cell table:style-name="Tabela1.A1" office:value-type="string">
            <text:p text:style-name="P2"><text:span text:style-name="T2">collation</text:span> — [informática, computadores] — s. <text:span text:style-name="T2">intercalação</text:span>, f. <text:a xlink:type="simple" xlink:href="http://www.babylon.com/definition/collation/Portuguese" office:target-frame-name="_top" xlink:show="replace" text:style-name="Internet_20_link" text:visited-style-name="Visited_20_Internet_20_Link">collation | Portuguese | </text:a><text:a xlink:type="simple" xlink:href="http://www.babylon.com/definition/collation/Portuguese" office:target-frame-name="_top" xlink:show="replace" text:style-name="Internet_20_link" text:visited-style-name="Visited_20_Internet_20_Link">Dictionary &amp; Translation by Babylon</text:a> (N. do T.)</text:p>
          </table:table-cell>
        </table:table-row>
        <table:table-row>
          <table:table-cell table:style-name="Tabela1.A1" office:value-type="string">
            <text:p text:style-name="P3"><text:a xlink:type="simple" xlink:href="http://pgdocptbr.sourceforge.net/pg80/regress-evaluation.html#AEN27791" office:name="FTN.AEN27791" text:style-name="Internet_20_link" text:visited-style-name="Visited_20_Internet_20_Link">[5]</text:a> </text:p>
          </table:table-cell>
          <table:table-cell table:style-name="Tabela1.A1" office:value-type="string">
            <text:p text:style-name="P2"><text:span text:style-name="T2">horology</text:span> — A ciência da medição do tempo, ou os princípios e a arte da construção de instrumentos para medir e indicar porções do tempo, como relógios, cronômetros, etc. Webster's Revised Unabridged Dictionary (1913) (N. do T.)</text:p>
          </table:table-cell>
        </table:table-row>
      </table:table>
      <text:p text:style-name="Standard"/>
      <text:p text:style-name="Standard"/>
      <text:p text:style-name="Text_20_body"/>
      <text:p text:style-name="P5"/>
      <text:p text:style-name="P7">3. Arquivos de comparação específicos de plataformas</text:p>
      <text:p text:style-name="Text_20_body">Como alguns testes produzem resultados inerentes a uma determinada plataforma, é disponibilizada uma maneira de fornecer arquivos de comparação de resultados específicos para a plataforma. Com freqüência a mesma discrepância se aplica a várias plataformas; em vez de fornecer arquivos de comparação distintos para todas as plataformas, existe um arquivo de mapeamento que define o arquivo de comparação a ser utilizado. Portanto, para eliminar falsas "falhas" nos testes para uma determinada plataforma, deve ser escolhido ou desenvolvido um arquivo de resultado alternativo, e depois adicionada uma linha no arquivo de mapeamento, que é o <text:span text:style-name="Teletype">src/test/regress/resultmap</text:span>.</text:p>
      <text:p text:style-name="Text_20_body">Toda linha do arquivo de mapeamento possui a forma:</text:p>
      <text:p text:style-name="P1">nome_do_teste/padrão_de_plataforma=nome_do_arquivo_de_comparação</text:p>
      <text:p text:style-name="Text_20_body">O nome do teste é simplesmente o nome do módulo de teste de regressão específico. O padrão de plataforma é um padrão no estilo da ferramenta Unix expr (ou seja, uma expressão regular com uma âncora ^ implícita no início). Este padrão é comparado com o nome da plataforma conforme exibido por config.guess, seguido por :gcc ou :cc, dependendo se for utilizado o compilador GNU ou o compilador nativo do sistema (nos sistemas onde há diferença). O nome do arquivo de comparação é o nome do arquivo de comparação de resultado substituto.</text:p>
      <text:p text:style-name="Text_20_body">Por exemplo: alguns sistemas interpretam valores de ponto flutuante muito pequenos como zero, em vez de informar um erro de <text:span text:style-name="T2">underflow</text:span>. Isto causa algumas pequenas diferenças no teste de regressão <text:span text:style-name="Teletype">float8</text:span>. Por isso é fornecido um arquivo de comparação alternativo, <text:span text:style-name="Teletype">float8-small-is-zero.out</text:span>, que inclui os resultados esperados nestes sistemas. Para silenciar as mensagens falsas de "falha" nas plataformas OpenBSD, o arquivo <text:span text:style-name="Teletype">resultmap</text:span> inclui</text:p>
      <text:p text:style-name="P1">float8/i.86-.*-openbsd=float8-small-is-zero</text:p>
      <text:p text:style-name="Text_20_body">que dispara em toda máquina para a qual a saída de config.guess corresponde a i.86-.*-openbsd. Outras linhas no arquivo <text:span text:style-name="Teletype">resultmap</text:span> selecionam arquivos de comparação alternativos para outras plataformas conforme apropriad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acronym"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9T10:33:18.649039193</meta:creation-date>
    <dc:date>2017-06-15T17:29:21.884636567</dc:date>
    <meta:editing-duration>PT4M45S</meta:editing-duration>
    <meta:editing-cycles>6</meta:editing-cycles>
    <meta:generator>LibreOffice/5.1.6.2$Linux_X86_64 LibreOffice_project/10m0$Build-2</meta:generator>
    <meta:document-statistic meta:table-count="1" meta:image-count="0" meta:object-count="0" meta:page-count="6" meta:paragraph-count="75" meta:word-count="2399" meta:character-count="15584" meta:non-whitespace-character-count="13246"/>
  </office:meta>
</office:document-meta>
</file>